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3])" office:value-type="float" office:value="52.72" calcext:value-type="float">
            <text:p>52.7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7:.C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7:.C52])" office:value-type="float" office:value="7.45" calcext:value-type="float">
            <text:p>7.4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55:.C5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4:.C76])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150.17" calcext:value-type="float">
            <text:p>150.17</text:p>
          </table:table-cell>
          <table:table-cell table:formula="of:=SUM([.D1:.D78])" office:value-type="float" office:value="150.17" calcext:value-type="float">
            <text:p>150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3:.C94])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9];[.D95])" office:value-type="float" office:value="120.17" calcext:value-type="float">
            <text:p>12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00-00-00</text:date>, <text:time style:data-style-name="N2" text:time-value="22:32:51.968756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22:45:31.765977101</dc:date>
    <meta:editing-duration>P1DT9H12M52S</meta:editing-duration>
    <meta:editing-cycles>187</meta:editing-cycles>
    <meta:generator>LibreOffice/6.0.7.3$Linux_X86_64 LibreOffice_project/00m0$Build-3</meta:generator>
    <meta:document-statistic meta:table-count="5" meta:cell-count="666" meta:object-count="0"/>
  </office:meta>
</office:document-meta>
</file>